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rthwrherherhhhrhreh</text:p>
      <text:p text:style-name="Standard">trhwrh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se </meta:initial-creator>
    <meta:creation-date>2023-01-18T09:56:33.15</meta:creation-date>
    <dc:date>2023-01-18T09:58:50.57</dc:date>
    <dc:creator>clase </dc:creator>
    <meta:editing-duration>PT34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2" meta:word-count="2" meta:character-count="27"/>
  </office:meta>
</office:document-meta>
</file>